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6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514cm" fo:min-width="6.501cm"/>
    </style:style>
    <style:style style:name="gr5" style:family="graphic" style:parent-style-name="standard">
      <style:graphic-properties draw:textarea-horizontal-align="justify" draw:textarea-vertical-align="middle" draw:auto-grow-height="false" fo:min-height="4.69cm" fo:min-width="4.44cm"/>
    </style:style>
    <style:style style:name="gr6" style:family="graphic" style:parent-style-name="standard">
      <style:graphic-properties draw:textarea-horizontal-align="left" draw:textarea-vertical-align="top" draw:auto-grow-height="false" fo:min-height="15.835cm" fo:min-width="5.935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8" style:family="graphic" style:parent-style-name="standard">
      <style:graphic-properties draw:textarea-horizontal-align="justify" draw:textarea-vertical-align="middle" draw:auto-grow-height="false" fo:min-height="2.375cm" fo:min-width="0.5cm"/>
    </style:style>
    <style:style style:name="gr9" style:family="graphic" style:parent-style-name="standard">
      <style:graphic-properties draw:fill="none" draw:textarea-vertical-align="middle" draw:auto-grow-height="false" fo:min-height="2.594cm" fo:min-width="0.223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4.75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4.751cm"/>
    </style:style>
    <style:style style:name="gr12" style:family="graphic" style:parent-style-name="standard">
      <style:graphic-properties draw:fill="none" draw:textarea-vertical-align="middle" draw:auto-grow-height="false" fo:min-height="1.646cm" fo:min-width="0.223cm"/>
    </style:style>
    <style:style style:name="gr13" style:family="graphic" style:parent-style-name="standard">
      <style:graphic-properties draw:textarea-horizontal-align="left" draw:textarea-vertical-align="top" draw:auto-grow-height="false" fo:min-height="22.268cm" fo:min-width="5.93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3.8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10cm" fo:margin-right="0cm" fo:text-align="center" fo:text-indent="0cm">
        <style:tab-stops/>
      </style:paragraph-properties>
      <style:text-properties fo:font-size="24pt" fo:font-weight="bold"/>
    </style:style>
    <style:style style:name="P5" style:family="paragraph">
      <loext:graphic-properties draw:fill="none"/>
      <style:paragraph-properties fo:margin-left="10cm" fo:margin-right="0cm" fo:text-align="center" fo:text-indent="0cm">
        <style:tab-stops/>
      </style:paragraph-properties>
      <style:text-properties fo:font-size="24pt" fo:font-weight="bold"/>
    </style:style>
    <style:style style:name="P6" style:family="paragraph">
      <style:paragraph-properties fo:margin-left="5cm" fo:margin-right="0cm" fo:text-align="center" fo:text-indent="0cm"/>
    </style:style>
    <style:style style:name="P7" style:family="paragraph">
      <loext:graphic-properties draw:fill="none"/>
      <style:paragraph-properties fo:margin-left="5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cm" svg:height="2cm" svg:x="5cm" svg:y="27cm">
          <text:p text:style-name="P1">main.cp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7cm" svg:height="2cm" svg:x="15cm" svg:y="27cm">
          <text:p text:style-name="P1">GameAp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2" draw:layer="layout" svg:x1="11cm" svg:y1="28cm" svg:x2="15cm" svg:y2="28cm" draw:start-shape="id1" draw:start-glue-point="7" draw:end-shape="id2" draw:end-glue-point="5" svg:d="M11000 28000h4000" svg:viewBox="0 0 4001 1">
          <text:p/>
        </draw:connector>
        <draw:custom-shape draw:style-name="gr2" draw:text-style-name="P1" xml:id="id3" draw:id="id3" draw:layer="layout" svg:width="7cm" svg:height="2cm" svg:x="26cm" svg:y="27cm">
          <text:p text:style-name="P1">GameEngi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22cm" svg:y1="28cm" svg:x2="26cm" svg:y2="28cm" draw:start-shape="id2" draw:start-glue-point="7" draw:end-shape="id3" draw:end-glue-point="5" svg:d="M22000 28000h4000" svg:viewBox="0 0 4001 1">
          <text:p/>
        </draw:connector>
        <draw:custom-shape draw:style-name="gr4" draw:text-style-name="P1" draw:layer="layout" svg:width="7cm" svg:height="6cm" svg:x="15cm" svg:y="21cm">
          <text:p text:style-name="P1">Title_AppState</text:p>
          <text:p text:style-name="P1">Game_AppState</text:p>
          <text:p text:style-name="P1">GameSetup_AppState</text:p>
          <text:p text:style-name="P1">Load_AppState</text:p>
          <text:p text:style-name="P1">Options_AppStat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1" xml:id="id4" draw:id="id4" draw:layer="layout" svg:width="7cm" svg:height="2cm" svg:x="37cm" svg:y="21cm">
          <text:p text:style-name="P1">Subsyte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33cm" svg:y1="28cm" svg:x2="37cm" svg:y2="22cm" draw:start-shape="id3" draw:start-glue-point="7" draw:end-shape="id4" draw:end-glue-point="5" svg:d="M33000 28000h2001v-6000h1999" svg:viewBox="0 0 4001 6001">
          <text:p/>
        </draw:connector>
        <draw:custom-shape draw:style-name="gr2" draw:text-style-name="P1" xml:id="id5" draw:id="id5" draw:layer="layout" svg:width="7cm" svg:height="2cm" svg:x="37cm" svg:y="26cm">
          <text:p text:style-name="P1">Applicat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3cm" svg:y1="28cm" svg:x2="37cm" svg:y2="27cm" draw:start-shape="id3" draw:start-glue-point="7" draw:end-shape="id5" draw:end-glue-point="3" svg:d="M33000 28000h2001v-1000h1999" svg:viewBox="0 0 4001 1001">
          <text:p/>
        </draw:connector>
        <draw:custom-shape draw:style-name="gr2" draw:text-style-name="P1" xml:id="id6" draw:id="id6" draw:layer="layout" svg:width="7cm" svg:height="2cm" svg:x="37cm" svg:y="31cm">
          <text:p text:style-name="P1">MouseCur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7cm" svg:height="2cm" svg:x="37cm" svg:y="36cm">
          <text:p text:style-name="P1">AppFS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33cm" svg:y1="28cm" svg:x2="37cm" svg:y2="32cm" draw:start-shape="id3" draw:start-glue-point="7" draw:end-shape="id6" draw:end-glue-point="5" svg:d="M33000 28000h2001v4000h1999" svg:viewBox="0 0 4001 4001">
          <text:p/>
        </draw:connector>
        <draw:connector draw:style-name="gr3" draw:text-style-name="P2" draw:layer="layout" svg:x1="33cm" svg:y1="28cm" svg:x2="37cm" svg:y2="37cm" draw:start-shape="id3" draw:start-glue-point="7" draw:end-shape="id7" draw:end-glue-point="5" svg:d="M33000 28000h2001v9000h1999" svg:viewBox="0 0 4001 9001">
          <text:p/>
        </draw:connector>
        <draw:custom-shape draw:style-name="gr5" draw:text-style-name="P1" xml:id="id8" draw:id="id8" draw:layer="layout" svg:width="7cm" svg:height="7cm" svg:x="37cm" svg:y="41cm">
          <text:p text:style-name="P1">Application 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9" draw:id="id9" draw:layer="layout" svg:width="7cm" svg:height="7cm" svg:x="50cm" svg:y="41cm">
          <text:p text:style-name="P1">Event pum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33cm" svg:y1="28cm" svg:x2="37cm" svg:y2="44.5cm" draw:start-shape="id3" draw:start-glue-point="7" draw:end-shape="id8" draw:end-glue-point="6" svg:d="M33000 28000h2001v16500h1999" svg:viewBox="0 0 4001 16501">
          <text:p/>
        </draw:connector>
        <draw:connector draw:style-name="gr3" draw:text-style-name="P2" draw:layer="layout" svg:x1="53.5cm" svg:y1="41cm" svg:x2="44cm" svg:y2="37cm" draw:start-shape="id9" draw:start-glue-point="4" draw:end-shape="id7" draw:end-glue-point="7" svg:d="M53500 41000v-4000h-9500" svg:viewBox="0 0 9501 4001">
          <text:p/>
        </draw:connector>
        <draw:connector draw:style-name="gr3" draw:text-style-name="P2" draw:layer="layout" svg:x1="44cm" svg:y1="44.5cm" svg:x2="50cm" svg:y2="44.5cm" draw:start-shape="id8" draw:start-glue-point="10" draw:end-shape="id9" draw:end-glue-point="6" svg:d="M44000 44500h6000" svg:viewBox="0 0 6001 1">
          <text:p/>
        </draw:connector>
        <draw:connector draw:style-name="gr3" draw:text-style-name="P2" draw:layer="layout" svg:x1="53.5cm" svg:y1="41cm" svg:x2="44cm" svg:y2="27cm" draw:start-shape="id9" draw:start-glue-point="4" draw:end-shape="id5" draw:end-glue-point="1" svg:d="M53500 41000v-14000h-9500" svg:viewBox="0 0 9501 14001">
          <text:p/>
        </draw:connector>
        <draw:custom-shape draw:style-name="gr6" draw:text-style-name="P3" draw:layer="layout" svg:width="8cm" svg:height="20cm" svg:x="80cm" svg:y="6cm">
          <text:p text:style-name="P3">Application: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1" draw:layer="layout" svg:width="8cm" svg:height="2cm" svg:x="94cm" svg:y="6cm">
          <text:p text:style-name="P1">Cre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8cm" svg:height="2cm" svg:x="94cm" svg:y="9cm">
          <text:p text:style-name="P1">Destro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8cm" svg:height="2cm" svg:x="94cm" svg:y="15cm">
          <text:p text:style-name="P1">Handle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8cm" svg:height="2cm" svg:x="94cm" svg:y="19cm">
          <text:p text:style-name="P1">RenderBeg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8cm" svg:height="2cm" svg:x="94cm" svg:y="24cm">
          <text:p text:style-name="P1">RenderE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2cm" svg:height="3cm" svg:x="97cm" svg:y="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2cm" svg:height="3cm" svg:x="103cm" svg:y="21cm">
          <text:p text:style-name="P4">All rendering in between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6cm" svg:height="2cm" svg:x="88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6cm" svg:height="2cm" svg:x="88cm" svg:y="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6cm" svg:height="2cm" svg:x="88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6cm" svg:height="2cm" svg:x="8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6cm" svg:height="2cm" svg:x="88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2cm" svg:height="2cm" svg:x="103cm" svg:y="15cm">
          <text:p text:style-name="P6">Window events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" xml:id="id10" draw:id="id10" draw:layer="layout" svg:width="8cm" svg:height="28cm" svg:x="80cm" svg:y="32cm">
          <text:p text:style-name="P1">AppFSM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" xml:id="id11" draw:id="id11" draw:layer="layout" svg:width="9cm" svg:height="2cm" svg:x="93cm" svg:y="32cm">
          <text:p text:style-name="P1">UpdateFS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2" draw:id="id12" draw:layer="layout" svg:width="9cm" svg:height="2cm" svg:x="93cm" svg:y="36cm">
          <text:p text:style-name="P1">Add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3" draw:id="id13" draw:layer="layout" svg:width="9cm" svg:height="2cm" svg:x="93cm" svg:y="39cm">
          <text:p text:style-name="P1">ChangeSt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svg:x1="88cm" svg:y1="46cm" svg:x2="93cm" svg:y2="33cm" draw:start-shape="id10" draw:start-glue-point="1" draw:end-shape="id11" draw:end-glue-point="5" svg:d="M88000 46000h2501v-13000h2499" svg:viewBox="0 0 5001 13001">
          <text:p/>
        </draw:connector>
        <draw:connector draw:style-name="gr15" draw:text-style-name="P2" draw:layer="layout" svg:x1="88cm" svg:y1="46cm" svg:x2="93cm" svg:y2="37cm" draw:start-shape="id10" draw:start-glue-point="1" draw:end-shape="id12" draw:end-glue-point="5" svg:d="M88000 46000h2501v-9000h2499" svg:viewBox="0 0 5001 9001">
          <text:p/>
        </draw:connector>
        <draw:connector draw:style-name="gr15" draw:text-style-name="P2" draw:layer="layout" svg:x1="88cm" svg:y1="46cm" svg:x2="93cm" svg:y2="40cm" draw:start-shape="id10" draw:start-glue-point="1" draw:end-shape="id13" draw:end-glue-point="5" svg:d="M88000 46000h2501v-6000h2499" svg:viewBox="0 0 5001 6001">
          <text:p/>
        </draw:connector>
        <draw:custom-shape draw:style-name="gr14" draw:text-style-name="P1" draw:layer="layout" svg:width="9cm" svg:height="2cm" svg:x="93cm" svg:y="49cm">
          <text:p text:style-name="P1">On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9cm" svg:height="2cm" svg:x="93cm" svg:y="52cm">
          <text:p text:style-name="P1">OnUpd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9cm" svg:height="2cm" svg:x="93cm" svg:y="55cm">
          <text:p text:style-name="P1">OnRen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9cm" svg:height="2cm" svg:x="93cm" svg:y="58cm">
          <text:p text:style-name="P1">OnRenderU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5cm" svg:height="2cm" svg:x="88cm" svg:y="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5cm" svg:height="2cm" svg:x="88cm" svg:y="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5cm" svg:height="2cm" svg:x="88cm" svg:y="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5cm" svg:height="2cm" svg:x="88cm" svg:y="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21:31:17.869000000</meta:creation-date>
    <dc:date>2018-09-16T22:39:00.180000000</dc:date>
    <meta:editing-duration>PT13M7S</meta:editing-duration>
    <meta:editing-cycles>2</meta:editing-cycles>
    <meta:generator>LibreOffice/6.0.5.2$Windows_X86_64 LibreOffice_project/54c8cbb85f300ac59db32fe8a675ff7683cd5a16</meta:generator>
    <meta:document-statistic meta:object-count="49"/>
  </office:meta>
</office:document-meta>
</file>